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8cm" fo:margin-left="0cm" fo:margin-top="0cm" fo:margin-bottom="0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4.3cm"/>
    </style:style>
    <style:style style:name="Table1.C" style:family="table-column">
      <style:table-column-properties style:column-width="8.5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1.746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bfa5e" officeooo:paragraph-rsid="001bfa5e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 style:list-style-name="WWNum1">
      <style:paragraph-properties fo:text-align="start" style:justify-single-word="false"/>
      <style:text-properties fo:font-size="12pt" officeooo:rsid="0015e014" officeooo:paragraph-rsid="001bfa5e" style:font-size-asian="12pt" style:font-size-complex="12pt"/>
    </style:style>
    <style:style style:name="P5" style:family="paragraph" style:parent-style-name="Standard" style:list-style-name="WWNum2">
      <style:paragraph-properties fo:text-align="start" style:justify-single-word="false"/>
      <style:text-properties fo:font-size="12pt" officeooo:rsid="0015e014" officeooo:paragraph-rsid="001bfa5e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5e014" officeooo:paragraph-rsid="001bfa5e" style:font-size-asian="12pt" style:font-size-complex="12pt"/>
    </style:style>
    <style:style style:name="P7" style:family="paragraph" style:parent-style-name="Standard" style:list-style-name="WWNum1">
      <style:paragraph-properties fo:text-align="start" style:justify-single-word="false"/>
      <style:text-properties fo:font-size="12pt" officeooo:rsid="001bfa5e" officeooo:paragraph-rsid="001bfa5e" style:font-size-asian="12pt" style:font-size-complex="12pt"/>
    </style:style>
    <style:style style:name="P8" style:family="paragraph" style:parent-style-name="Standard" style:list-style-name="WWNum2">
      <style:paragraph-properties fo:text-align="start" style:justify-single-word="false"/>
      <style:text-properties fo:font-size="12pt" officeooo:rsid="001bfa5e" officeooo:paragraph-rsid="001bfa5e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1bfa5e" officeooo:paragraph-rsid="001bfa5e" style:font-size-asian="12pt" style:font-size-complex="12pt"/>
    </style:style>
    <style:style style:name="P10" style:family="paragraph" style:parent-style-name="Standard" style:list-style-name="WWNum2">
      <style:paragraph-properties fo:text-align="start" style:justify-single-word="false"/>
      <style:text-properties fo:font-size="12pt" officeooo:rsid="0014b2cf" officeooo:paragraph-rsid="001bfa5e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rsid="0014b2cf" officeooo:paragraph-rsid="001bfa5e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1d6cd9" officeooo:paragraph-rsid="001d6cd9" style:font-size-asian="12pt" style:font-size-complex="12pt"/>
    </style:style>
    <style:style style:name="P13" style:family="paragraph" style:parent-style-name="Standard" style:list-style-name="WWNum2">
      <style:paragraph-properties fo:text-align="start" style:justify-single-word="false"/>
      <style:text-properties fo:font-size="12pt" officeooo:rsid="0020d070" officeooo:paragraph-rsid="0020d070" style:font-size-asian="12pt" style:font-size-complex="12pt"/>
    </style:style>
    <style:style style:name="P14" style:family="paragraph" style:parent-style-name="Standard" style:list-style-name="WWNum2">
      <style:paragraph-properties fo:text-align="start" style:justify-single-word="false"/>
      <style:text-properties fo:font-size="12pt" officeooo:rsid="00220ba9" officeooo:paragraph-rsid="00220ba9" style:font-size-asian="12pt" style:font-size-complex="12pt"/>
    </style:style>
    <style:style style:name="P15" style:family="paragraph" style:parent-style-name="Standard" style:list-style-name="WWNum1">
      <style:paragraph-properties fo:text-align="start" style:justify-single-word="false"/>
      <style:text-properties fo:font-size="12pt" officeooo:rsid="00232265" officeooo:paragraph-rsid="00232265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officeooo:rsid="00232265" officeooo:paragraph-rsid="00232265" style:font-size-asian="12pt" style:font-size-complex="12pt"/>
    </style:style>
    <style:style style:name="P17" style:family="paragraph" style:parent-style-name="Standard" style:list-style-name="WWNum1">
      <style:paragraph-properties fo:text-align="start" style:justify-single-word="false"/>
      <style:text-properties fo:font-size="12pt" officeooo:rsid="001bfa5e" officeooo:paragraph-rsid="001bfa5e" fo:background-color="transparent" style:font-size-asian="12pt" style:font-size-complex="12pt"/>
    </style:style>
    <style:style style:name="P18" style:family="paragraph" style:parent-style-name="Standard" style:list-style-name="WWNum1">
      <style:paragraph-properties fo:text-align="start" style:justify-single-word="false"/>
      <style:text-properties fo:font-size="12pt" officeooo:rsid="00232265" officeooo:paragraph-rsid="00232265" fo:background-color="transparent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officeooo:rsid="00232265" officeooo:paragraph-rsid="00232265" fo:background-color="transparen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0d070" officeooo:paragraph-rsid="0020d070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32265" officeooo:paragraph-rsid="00232265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bfa5e"/>
    </style:style>
    <style:style style:name="T3" style:family="text">
      <style:text-properties officeooo:rsid="0015e014"/>
    </style:style>
    <style:style style:name="T4" style:family="text">
      <style:text-properties officeooo:rsid="00166aba"/>
    </style:style>
    <style:style style:name="T5" style:family="text">
      <style:text-properties officeooo:rsid="001d6cd9"/>
    </style:style>
    <style:style style:name="T6" style:family="text">
      <style:text-properties officeooo:rsid="00231634"/>
    </style:style>
    <style:style style:name="T7" style:family="text">
      <style:text-properties officeooo:rsid="002322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ame of the task:</text:span> <text:s text:c="2"/><text:span text:style-name="T2">Classification Mushrooms</text:span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Matriculation number</text:p>
          </table:table-cell>
          <table:table-cell table:style-name="Table1.A1" office:value-type="string">
            <text:p text:style-name="P1">Responsible for</text:p>
          </table:table-cell>
        </table:table-row>
        <table:table-row table:style-name="Table1.2">
          <table:table-cell table:style-name="Table1.A1" office:value-type="string">
            <text:p text:style-name="P2">Szabo, Vi<text:span text:style-name="T7">k</text:span>toria</text:p>
          </table:table-cell>
          <table:table-cell table:style-name="Table1.A1" office:value-type="string">
            <text:p text:style-name="P21">10857524</text:p>
          </table:table-cell>
          <table:table-cell table:style-name="Table1.A1" office:value-type="string">
            <text:list xml:id="list734428657" text:style-name="WWNum1">
              <text:list-item>
                <text:p text:style-name="P4">Organization:</text:p>
                <text:list>
                  <text:list-item>
                    <text:p text:style-name="P7">Meeting with Heidi</text:p>
                  </text:list-item>
                </text:list>
              </text:list-item>
              <text:list-item>
                <text:p text:style-name="P7">Theory:</text:p>
                <text:list>
                  <text:list-item>
                    <text:p text:style-name="P15">Concept &amp; Structure</text:p>
                  </text:list-item>
                  <text:list-item>
                    <text:p text:style-name="P15">Nested Resampling</text:p>
                  </text:list-item>
                </text:list>
              </text:list-item>
              <text:list-item>
                <text:p text:style-name="P4">R-<text:span text:style-name="T2">file</text:span>:</text:p>
                <text:list>
                  <text:list-item>
                    <text:p text:style-name="P18">Writing Code in general</text:p>
                  </text:list-item>
                  <text:list-item>
                    <text:p text:style-name="P17">Rework Coding</text:p>
                  </text:list-item>
                </text:list>
              </text:list-item>
              <text:list-item>
                <text:p text:style-name="P4">PDF-<text:span text:style-name="T2">file:</text:span></text:p>
                <text:list>
                  <text:list-item>
                    <text:p text:style-name="P4">-</text:p>
                  </text:list-item>
                </text:list>
              </text:list-item>
              <text:list-item>
                <text:p text:style-name="P4">Video:</text:p>
                <text:list>
                  <text:list-item>
                    <text:p text:style-name="P4">-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Gruber, Cornelia</text:p>
          </table:table-cell>
          <table:table-cell table:style-name="Table1.A1" office:value-type="string">
            <text:p text:style-name="P20">11525495</text:p>
          </table:table-cell>
          <table:table-cell table:style-name="Table1.A1" office:value-type="string">
            <text:list xml:id="list2786955449" text:style-name="WWNum2">
              <text:list-item>
                <text:p text:style-name="P5">Organization:</text:p>
                <text:list>
                  <text:list-item>
                    <text:p text:style-name="P10">Task selection</text:p>
                  </text:list-item>
                  <text:list-item>
                    <text:p text:style-name="P10">Communicating in Forum</text:p>
                  </text:list-item>
                </text:list>
              </text:list-item>
              <text:list-item>
                <text:p text:style-name="P8">Theory:</text:p>
                <text:list>
                  <text:list-item>
                    <text:p text:style-name="P14">Structuring of steps to final model</text:p>
                  </text:list-item>
                </text:list>
              </text:list-item>
              <text:list-item>
                <text:p text:style-name="P5">R-<text:span text:style-name="T2">File:</text:span></text:p>
                <text:list>
                  <text:list-item>
                    <text:p text:style-name="P13">Desc<text:span text:style-name="T6">r</text:span>iption (Plots)</text:p>
                  </text:list-item>
                  <text:list-item>
                    <text:p text:style-name="P8">Pro<text:span text:style-name="T7">o</text:span>ve reading</text:p>
                  </text:list-item>
                </text:list>
              </text:list-item>
              <text:list-item>
                <text:p text:style-name="P5">PDF-<text:span text:style-name="T2">File:</text:span></text:p>
                <text:list>
                  <text:list-item>
                    <text:p text:style-name="P5">Background research mushrooms</text:p>
                  </text:list-item>
                  <text:list-item>
                    <text:p text:style-name="P10">Markdown-<text:span text:style-name="T3">Coding</text:span></text:p>
                  </text:list-item>
                  <text:list-item>
                    <text:p text:style-name="P13">Mashroom properties plots</text:p>
                  </text:list-item>
                  <text:list-item>
                    <text:p text:style-name="P5">Content</text:p>
                  </text:list-item>
                </text:list>
              </text:list-item>
              <text:list-item>
                <text:p text:style-name="P5">Video:</text:p>
                <text:list>
                  <text:list-item>
                    <text:p text:style-name="P5">-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Klaß, Andreas</text:p>
          </table:table-cell>
          <table:table-cell table:style-name="Table1.A1" office:value-type="string">
            <text:p text:style-name="P21">10723476</text:p>
          </table:table-cell>
          <table:table-cell table:style-name="Table1.A1" office:value-type="string">
            <text:list xml:id="list1232936369" text:style-name="L1">
              <text:list-item>
                <text:p text:style-name="P6">Organization:</text:p>
                <text:list>
                  <text:list-item>
                    <text:p text:style-name="P11">-</text:p>
                  </text:list-item>
                </text:list>
              </text:list-item>
              <text:list-item>
                <text:p text:style-name="P9">Theory:</text:p>
                <text:list>
                  <text:list-item>
                    <text:p text:style-name="P16">Tuning search methods</text:p>
                  </text:list-item>
                  <text:list-item>
                    <text:p text:style-name="P9">Nested Resampling</text:p>
                  </text:list-item>
                  <text:list-item>
                    <text:p text:style-name="P16">Logistic regression – numerical issues in perfect separation case</text:p>
                  </text:list-item>
                </text:list>
              </text:list-item>
              <text:list-item>
                <text:p text:style-name="P6">R-<text:span text:style-name="T2">File</text:span>:</text:p>
                <text:list>
                  <text:list-item>
                    <text:p text:style-name="P19"><text:soft-page-break/>Coding in general</text:p>
                  </text:list-item>
                  <text:list-item>
                    <text:p text:style-name="P6">Comments</text:p>
                  </text:list-item>
                  <text:list-item>
                    <text:p text:style-name="P9">Rework coding</text:p>
                  </text:list-item>
                </text:list>
              </text:list-item>
              <text:list-item>
                <text:p text:style-name="P6">PDF-<text:span text:style-name="T2">File:</text:span></text:p>
                <text:list>
                  <text:list-item>
                    <text:p text:style-name="P9">Pro<text:span text:style-name="T7">o</text:span>ve reading <text:span text:style-name="T7">(Grammar, spelling, …)</text:span></text:p>
                  </text:list-item>
                  <text:list-item>
                    <text:p text:style-name="P16">Additional content</text:p>
                  </text:list-item>
                </text:list>
              </text:list-item>
              <text:list-item>
                <text:p text:style-name="P6">Video:</text:p>
                <text:list>
                  <text:list-item>
                    <text:p text:style-name="P6">-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Langer, Felix</text:p>
          </table:table-cell>
          <table:table-cell table:style-name="Table1.A1" office:value-type="string">
            <text:p text:style-name="P2">11572759</text:p>
          </table:table-cell>
          <table:table-cell table:style-name="Table1.A1" office:value-type="string">
            <text:list xml:id="list113353061418874" text:continue-numbering="true" text:style-name="L1">
              <text:list-item>
                <text:p text:style-name="P6">Organization:</text:p>
                <text:list>
                  <text:list-item>
                    <text:p text:style-name="P11">GIT-Repository</text:p>
                  </text:list-item>
                  <text:list-item>
                    <text:p text:style-name="P11">Communicating in Forum</text:p>
                  </text:list-item>
                  <text:list-item>
                    <text:p text:style-name="P11">Basic concept of task appointment</text:p>
                  </text:list-item>
                </text:list>
              </text:list-item>
              <text:list-item>
                <text:p text:style-name="P9">Theory:</text:p>
                <text:list>
                  <text:list-item>
                    <text:p text:style-name="P9">Performance Measures</text:p>
                  </text:list-item>
                  <text:list-item>
                    <text:p text:style-name="P9">Nested Resampling</text:p>
                  </text:list-item>
                </text:list>
              </text:list-item>
              <text:list-item>
                <text:p text:style-name="P6">R-<text:span text:style-name="T2">File</text:span>:</text:p>
                <text:list>
                  <text:list-item>
                    <text:p text:style-name="P6">-</text:p>
                  </text:list-item>
                </text:list>
              </text:list-item>
              <text:list-item>
                <text:p text:style-name="P6">PDF-<text:span text:style-name="T2">File:</text:span></text:p>
                <text:list>
                  <text:list-item>
                    <text:p text:style-name="P6">Rework <text:span text:style-name="T4">content</text:span>: Felix</text:p>
                  </text:list-item>
                </text:list>
              </text:list-item>
              <text:list-item>
                <text:p text:style-name="P6">Video:</text:p>
                <text:list>
                  <text:list-item>
                    <text:p text:style-name="P6">Powerpoint for video</text:p>
                  </text:list-item>
                  <text:list-item>
                    <text:p text:style-name="P6">Video <text:span text:style-name="T5">software research</text:span></text:p>
                  </text:list-item>
                  <text:list-item>
                    <text:p text:style-name="P12">Video making</text:p>
                  </text:list-item>
                </text:list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0-05-13T11:33:31.805000000</dc:date>
    <meta:editing-duration>PT12H5M49S</meta:editing-duration>
    <meta:editing-cycles>5</meta:editing-cycles>
    <meta:print-date>2020-05-12T23:28:41.716000000</meta:print-date>
    <meta:document-statistic meta:table-count="1" meta:image-count="0" meta:object-count="0" meta:page-count="2" meta:paragraph-count="69" meta:word-count="193" meta:character-count="1051" meta:non-whitespace-character-count="981"/>
  </office:meta>
</office:document-meta>
</file>